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86ced"/>
    </style:style>
    <style:style style:name="P2" style:family="paragraph" style:parent-style-name="Standard">
      <style:text-properties officeooo:rsid="0015ce1b" officeooo:paragraph-rsid="00186ced"/>
    </style:style>
    <style:style style:name="P3" style:family="paragraph" style:parent-style-name="Standard">
      <style:text-properties style:font-name="Liberation Sans" fo:font-weight="normal" officeooo:rsid="0015ce1b" officeooo:paragraph-rsid="00186ced" style:font-weight-asian="normal" style:font-weight-complex="normal"/>
    </style:style>
    <style:style style:name="P4" style:family="paragraph" style:parent-style-name="Standard" style:list-style-name="L1">
      <style:text-properties style:font-name="Liberation Sans" fo:font-weight="normal" officeooo:rsid="00186ced" officeooo:paragraph-rsid="00186ced" style:font-weight-asian="normal" style:font-weight-complex="normal"/>
    </style:style>
    <style:style style:name="P5" style:family="paragraph" style:parent-style-name="Standard" style:list-style-name="L1">
      <style:text-properties style:font-name="Liberation Sans" fo:font-weight="normal" officeooo:rsid="001936ed" officeooo:paragraph-rsid="001936ed" style:font-weight-asian="normal" style:font-weight-complex="normal"/>
    </style:style>
    <style:style style:name="P6" style:family="paragraph" style:parent-style-name="Standard">
      <style:text-properties style:font-name="Liberation Sans" fo:font-weight="normal" officeooo:rsid="0016f69b" officeooo:paragraph-rsid="001936ed" style:font-weight-asian="normal" style:font-weight-complex="normal"/>
    </style:style>
    <style:style style:name="P7" style:family="paragraph" style:parent-style-name="Standard" style:list-style-name="L2">
      <style:text-properties style:font-name="Liberation Sans" fo:font-weight="normal" officeooo:rsid="0016c1da" officeooo:paragraph-rsid="001936ed" style:font-weight-asian="normal" style:font-weight-complex="normal"/>
    </style:style>
    <style:style style:name="P8" style:family="paragraph" style:parent-style-name="Standard">
      <style:text-properties style:font-name="Liberation Sans" officeooo:rsid="00138089" officeooo:paragraph-rsid="001936ed"/>
    </style:style>
    <style:style style:name="P9" style:family="paragraph" style:parent-style-name="Standard" style:list-style-name="L2">
      <style:text-properties style:font-name="Liberation Sans" fo:font-weight="bold" officeooo:rsid="0016c1da" officeooo:paragraph-rsid="001936ed" style:font-weight-asian="bold" style:font-weight-complex="bold"/>
    </style:style>
    <style:style style:name="P10" style:family="paragraph" style:parent-style-name="Standard">
      <style:text-properties style:font-name="Liberation Sans" fo:font-weight="bold" officeooo:rsid="0016c1da" officeooo:paragraph-rsid="001936ed" style:font-weight-asian="bold" style:font-weight-complex="bold"/>
    </style:style>
    <style:style style:name="P11" style:family="paragraph" style:parent-style-name="Standard">
      <style:text-properties style:font-name="Liberation Sans" officeooo:rsid="0015ce1b" officeooo:paragraph-rsid="001936ed"/>
    </style:style>
    <style:style style:name="P12" style:family="paragraph" style:parent-style-name="Standard">
      <style:text-properties style:font-name="Liberation Sans" officeooo:rsid="0016f69b" officeooo:paragraph-rsid="001936ed"/>
    </style:style>
    <style:style style:name="P13" style:family="paragraph" style:parent-style-name="Standard" style:list-style-name="L1">
      <style:text-properties officeooo:paragraph-rsid="001936ed"/>
    </style:style>
    <style:style style:name="P14" style:family="paragraph" style:parent-style-name="Standard">
      <style:text-properties officeooo:paragraph-rsid="001936ed"/>
    </style:style>
    <style:style style:name="P15" style:family="paragraph" style:parent-style-name="Standard" style:list-style-name="L2">
      <style:text-properties fo:font-weight="bold" officeooo:rsid="0016c1da" officeooo:paragraph-rsid="001936ed" style:font-weight-asian="bold" style:font-weight-complex="bold"/>
    </style:style>
    <style:style style:name="P16" style:family="paragraph" style:parent-style-name="Standard" style:list-style-name="L2">
      <style:text-properties style:font-name="DejaVu Sans" fo:font-weight="bold" officeooo:rsid="00186ced" officeooo:paragraph-rsid="001936ed" style:font-weight-asian="bold" style:font-weight-complex="bold"/>
    </style:style>
    <style:style style:name="P17" style:family="paragraph" style:parent-style-name="Standard" style:list-style-name="L2">
      <style:text-properties style:font-name="DejaVu Sans" fo:font-weight="bold" officeooo:rsid="001936ed" officeooo:paragraph-rsid="001936ed" style:font-weight-asian="bold" style:font-weight-complex="bold"/>
    </style:style>
    <style:style style:name="T1" style:family="text">
      <style:text-properties style:font-name="Liberation Sans"/>
    </style:style>
    <style:style style:name="T2" style:family="text">
      <style:text-properties style:font-name="Liberation Sans" officeooo:rsid="0011c8a9"/>
    </style:style>
    <style:style style:name="T3" style:family="text">
      <style:text-properties style:font-name="Liberation Sans" officeooo:rsid="0015161a"/>
    </style:style>
    <style:style style:name="T4" style:family="text">
      <style:text-properties style:font-name="Liberation Sans" officeooo:rsid="00186ced"/>
    </style:style>
    <style:style style:name="T5" style:family="text">
      <style:text-properties style:font-name="Liberation Sans" officeooo:rsid="0016c1da"/>
    </style:style>
    <style:style style:name="T6" style:family="text">
      <style:text-properties style:font-name="Liberation Sans" fo:font-weight="bold" officeooo:rsid="00186ced" style:font-weight-asian="bold" style:font-weight-complex="bold"/>
    </style:style>
    <style:style style:name="T7" style:family="text">
      <style:text-properties style:font-name="Liberation Sans" fo:font-weight="normal" officeooo:rsid="00186ced" style:font-weight-asian="normal" style:font-weight-complex="normal"/>
    </style:style>
    <style:style style:name="T8" style:family="text">
      <style:text-properties style:font-name="Liberation Sans" officeooo:rsid="001936ed"/>
    </style:style>
    <style:style style:name="T9" style:family="text">
      <style:text-properties style:font-name="Liberation Sans" officeooo:rsid="0016f69b"/>
    </style:style>
    <style:style style:name="T10" style:family="text">
      <style:text-properties style:font-name="Liberation Sans" officeooo:rsid="00185747"/>
    </style:style>
    <style:style style:name="T11" style:family="text">
      <style:text-properties officeooo:rsid="00186ced"/>
    </style:style>
    <style:style style:name="T12" style:family="text">
      <style:text-properties officeooo:rsid="001936ed"/>
    </style:style>
    <style:style style:name="T13" style:family="text">
      <style:text-properties style:font-name="DejaVu Sans" fo:font-size="11pt" fo:font-weight="bold" style:font-size-asian="11pt" style:font-weight-asian="bold" style:font-size-complex="11pt" style:font-weight-complex="bold"/>
    </style:style>
    <style:style style:name="T14" style:family="text">
      <style:text-properties fo:font-weight="bold" style:font-weight-asian="bold" style:font-weight-complex="bold"/>
    </style:style>
    <style:style style:name="T15" style:family="text">
      <style:text-properties style:font-name="Liberation Sans"/>
    </style:style>
    <style:style style:name="T16" style:family="text">
      <style:text-properties style:font-name="Liberation Sans" officeooo:rsid="001936ed"/>
    </style:style>
    <style:style style:name="T17" style:family="text">
      <style:text-properties style:font-name="Liberation Sans" fo:font-weight="bold" style:font-weight-asian="bold" style:font-weight-complex="bold"/>
    </style:style>
    <style:style style:name="T18" style:family="text">
      <style:text-properties style:font-name="Liberation Sans" fo:font-weight="bold" officeooo:rsid="001936ed" style:font-weight-asian="bold" style:font-weight-complex="bold"/>
    </style:style>
    <style:style style:name="T19" style:family="text">
      <style:text-properties style:font-name="Liberation Sans" fo:font-weight="bold" officeooo:rsid="0015ea53" style:font-weight-asian="bold" style:font-weight-complex="bold"/>
    </style:style>
    <style:style style:name="T20" style:family="text">
      <style:text-properties style:font-name="Liberation Sans" fo:font-weight="bold" officeooo:rsid="0016f69b" style:font-weight-asian="bold" style:font-weight-complex="bold"/>
    </style:style>
    <style:style style:name="T21" style:family="text">
      <style:text-properties style:font-name="Liberation Sans" fo:font-weight="normal" officeooo:rsid="001936ed" style:font-weight-asian="normal" style:font-weight-complex="normal"/>
    </style:style>
    <style:style style:name="T22" style:family="text">
      <style:text-properties style:font-name="Liberation Sans" fo:font-weight="normal" officeooo:rsid="0015ea53" style:font-weight-asian="normal" style:font-weight-complex="normal"/>
    </style:style>
    <style:style style:name="T23" style:family="text">
      <style:text-properties style:font-name="Liberation Sans" fo:font-weight="normal" officeooo:rsid="001801f3" style:font-weight-asian="normal" style:font-weight-complex="normal"/>
    </style:style>
    <style:style style:name="T24" style:family="text">
      <style:text-properties style:font-name="Liberation Sans" fo:font-weight="normal" officeooo:rsid="0016f69b" style:font-weight-asian="normal" style:font-weight-complex="normal"/>
    </style:style>
    <style:style style:name="T25" style:family="text">
      <style:text-properties fo:font-size="11pt" fo:font-weight="bold" style:font-size-asian="11pt" style:font-weight-asian="bold" style:font-size-complex="11pt" style:font-weight-complex="bold"/>
    </style:style>
    <style:style style:name="T26" style:family="text">
      <style:text-properties officeooo:rsid="0016f69b"/>
    </style:style>
    <style:style style:name="T27" style:family="text">
      <style:text-properties officeooo:rsid="00185747"/>
    </style:style>
    <style:style style:name="T28" style:family="text">
      <style:text-properties officeooo:rsid="001ad6f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The purpose of Lab </text:span><text:span text:style-name="T4">2</text:span><text:span text:style-name="T2"> is to </text:span><text:span text:style-name="T4">correctly implement branching in a short C++ program.</text:span></text:p>
      <text:p text:style-name="P1"><text:span text:style-name="T4"/></text:p>
      <text:p text:style-name="P1"><text:span text:style-name="T3">T</text:span><text:span text:style-name="T4">inyTown </text:span><text:span text:style-name="T5">University </text:span><text:span text:style-name="T4">is very happy with the ID system that was created for them. They would now like to partially automate their admissions systems. The tool will prompt the user to enter an applying student’s GPA, their number of extracurricular activities, <text:s/>full name, and zip code of their permanent address. The program should print either "accept", </text:span><text:span text:style-name="T8">"wait list",</text:span><text:span text:style-name="T4"> or "do not accept" on the console. Student’s who have been accepted should have their names written into a text file.</text:span></text:p>
      <text:p text:style-name="P1"><text:span text:style-name="T4"/></text:p>
      <text:p text:style-name="P2"><text:span text:style-name="T3">T</text:span><text:span text:style-name="T4">o get started download your_lastName_lab2.cpp and open it with our IDE. Use </text:span><text:span text:style-name="T6">File→Save As </text:span><text:span text:style-name="T7">to replace "your_lastName" with your actual last name.</text:span></text:p>
      <text:p text:style-name="P2"><text:span text:style-name="T7"/></text:p>
      <text:p text:style-name="P3"><text:span text:style-name="T11">Complete these steps:</text:span></text:p>
      <text:list xml:id="list3926051373" text:style-name="L1">
        <text:list-item>
          <text:p text:style-name="P4">Prompt the user to answer the following questions. You should store their responses in an appropriate variable. Create as many variables as you need.</text:p>
          <text:list>
            <text:list-item>
              <text:p text:style-name="P4">"What is this students full name: "</text:p>
            </text:list-item>
            <text:list-item>
              <text:p text:style-name="P4">"What is this students GPA: "</text:p>
            </text:list-item>
            <text:list-item>
              <text:p text:style-name="P4">"How many extracurricular activities: "</text:p>
            </text:list-item>
            <text:list-item>
              <text:p text:style-name="P4">"What ZIP code is this student’s address in: "</text:p>
            </text:list-item>
          </text:list>
        </text:list-item>
        <text:list-item>
          <text:p text:style-name="P4">Create and open an output filestream connected to a file call "<text:span text:style-name="T14">accepted.txt</text:span>". You should open this file in append mode <text:span text:style-name="T12">using:</text:span></text:p>
          <text:list>
            <text:list-item>
              <text:p text:style-name="P5"><text:span text:style-name="T13">fstream.open("accepted.txt", </text:span><text:span text:style-name="Source_20_Text"><text:span text:style-name="T13">std::fstream::app)</text:span></text:span><text:span text:style-name="Source_20_Text"><text:span text:style-name="T25">;</text:span></text:span></text:p>
            </text:list-item>
          </text:list>
        </text:list-item>
        <text:list-item>
          <text:p text:style-name="P4">For every <text:span text:style-name="T8">extracurricular activity up to 3, add 0.1 to the student’s GPA to get their adjusted GPA. You can create a new variable or store this adjusted value in the same variable. If the student has 3 or more extracurricular, you should add 0.3 to their GPA to get their adjusted GPA.</text:span></text:p>
        </text:list-item>
        <text:list-item>
          <text:p text:style-name="P5"><text:span text:style-name="T1">Students in the 78666 ZIP code are local. Any other ZIP is non-local</text:span></text:p>
        </text:list-item>
        <text:list-item>
          <text:p text:style-name="P5"><text:span text:style-name="T1">Local students:</text:span></text:p>
          <text:list>
            <text:list-item>
              <text:p text:style-name="P5"><text:span text:style-name="T1">Accept if their adjusted GPA is greater than 3.5</text:span></text:p>
            </text:list-item>
            <text:list-item>
              <text:p text:style-name="P5"><text:span text:style-name="T1">Wait list if their adjusted GPA is greater than 3.2</text:span></text:p>
            </text:list-item>
            <text:list-item>
              <text:p text:style-name="P5"><text:span text:style-name="T1">Do not accept if their adjusted GPA less than or equal to 3.2</text:span></text:p>
            </text:list-item>
          </text:list>
        </text:list-item>
        <text:list-item>
          <text:p text:style-name="P5"><text:span text:style-name="T1">Non-local students:</text:span></text:p>
          <text:list>
            <text:list-item>
              <text:p text:style-name="P5"><text:span text:style-name="T1"><text:s/>Accept if their adjusted GPA is greater than 3.7</text:span></text:p>
            </text:list-item>
            <text:list-item>
              <text:p text:style-name="P5"><text:span text:style-name="T1">Wait list if their adjusted GPA is greater than 3.4</text:span></text:p>
            </text:list-item>
            <text:list-item>
              <text:p text:style-name="P5"><text:span text:style-name="T1">Do not accept if their adjusted GPA less than or equal to 3.4</text:span></text:p>
            </text:list-item>
          </text:list>
        </text:list-item>
        <text:list-item>
          <text:p text:style-name="P13"><text:span text:style-name="T21">If the student was accepted, write their full name to the file</text:span><text:span text:style-name="T18"> accepted.txt</text:span><text:span text:style-name="T21">. Print each name on a separate line.</text:span></text:p>
        </text:list-item>
      </text:list>
      <text:p text:style-name="P14"><text:span text:style-name="T21"/></text:p>
      <text:p text:style-name="P6">Sample Output:</text:p>
      <text:list xml:id="list870721757" text:style-name="L2">
        <text:list-header>
          <text:p text:style-name="P7"/>
          <text:p text:style-name="P16">What is this students full name: <text:span text:style-name="T12">Bill</text:span><text:span text:style-name="T28">ie</text:span><text:span text:style-name="T12"> Jean</text:span></text:p>
          <text:p text:style-name="P16">What is this students GPA: <text:span text:style-name="T12">3.4</text:span></text:p>
          <text:p text:style-name="P16">How many extracurricular activities: <text:span text:style-name="T12">2</text:span></text:p>
          <text:p text:style-name="P16">What ZIP code is this student’s address in: <text:span text:style-name="T12">78666</text:span></text:p>
          <text:p text:style-name="P17">accept</text:p>
        </text:list-header>
      </text:list>
      <text:p text:style-name="P11"/>
      <text:p text:style-name="P12">You can check the Rubric to make sure that your program is correct.</text:p>
      <text:p text:style-name="P12"/>
      <text:p text:style-name="P8"><text:soft-page-break/><text:span text:style-name="T21">Attach </text:span><text:span text:style-name="T19">yourLastName_lab</text:span><text:span text:style-name="T18">2</text:span><text:span text:style-name="T19">.cpp </text:span><text:span text:style-name="T22">(renamed to your actual name) as you</text:span><text:span text:style-name="T23">r</text:span><text:span text:style-name="T22"> submission for Lab </text:span><text:span text:style-name="T21">2</text:span><text:span text:style-name="T2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2T12:31:36.499554343</meta:creation-date>
    <meta:generator>LibreOffice/6.4.5.2$Linux_X86_64 LibreOffice_project/40$Build-2</meta:generator>
    <dc:date>2020-09-12T12:54:14.891352389</dc:date>
    <meta:editing-duration>PT12M3S</meta:editing-duration>
    <meta:editing-cycles>2</meta:editing-cycles>
    <meta:document-statistic meta:table-count="0" meta:image-count="0" meta:object-count="0" meta:page-count="2" meta:paragraph-count="31" meta:word-count="428" meta:character-count="2379" meta:non-whitespace-character-count="2003"/>
  </office:meta>
</office:document-meta>
</file>